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an17.R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an17.S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an17.T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Jan17.U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Jan17.B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Jan17.B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Jan17.B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Jan17.C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Jan17.C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Jan17.C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Jan17.D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an17.D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an17.D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Jan17.F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Jan17.H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Jan17.J4"/>
    </style:style>
    <style:style style:name="ce65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Jan17.AK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an17.AK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an17.AE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an17.AD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Jan17.AF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an17.AD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an17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Jan17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an17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Jan17.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Jan17.M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an17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an17.N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an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Jan17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number-columns-repeated="2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44" table:default-cell-style-name="ce1"/>
        <table:table-row table:style-name="ro1">
          <table:table-cell office:value-type="string" table:number-columns-spanned="1" table:number-rows-spanned="3" table:style-name="ce46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0">
            <text:p>Interim managers</text:p>
          </table:table-cell>
          <table:covered-table-cell/>
          <table:table-cell office:value-type="string" table:number-columns-spanned="2" table:number-rows-spanned="1" table:style-name="ce40">
            <text:p>Specialist Contractors</text:p>
          </table:table-cell>
          <table:covered-table-cell/>
          <table:table-cell office:value-type="string" table:number-columns-spanned="2" table:number-rows-spanned="1" table:style-name="ce4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5">
            <text:p>Ministerial Department</text:p>
          </table:table-cell>
          <table:table-cell office:value-type="string" table:style-name="ce58">
            <text:p>Department for International Development</text:p>
          </table:table-cell>
          <table:table-cell office:value-type="float" office:value="82" table:style-name="ce59">
            <text:p>82</text:p>
          </table:table-cell>
          <table:table-cell office:value-type="float" office:value="78.489999999999995" table:style-name="ce10">
            <text:p>78.49</text:p>
          </table:table-cell>
          <table:table-cell office:value-type="float" office:value="199" table:style-name="ce62">
            <text:p>199</text:p>
          </table:table-cell>
          <table:table-cell office:value-type="float" office:value="190.83" table:style-name="ce10">
            <text:p>190.83</text:p>
          </table:table-cell>
          <table:table-cell office:value-type="float" office:value="550" table:style-name="ce63">
            <text:p>550</text:p>
          </table:table-cell>
          <table:table-cell office:value-type="float" office:value="537.41999999999996" table:style-name="ce10">
            <text:p>537.42</text:p>
          </table:table-cell>
          <table:table-cell office:value-type="float" office:value="1208" table:style-name="ce64">
            <text:p>1208</text:p>
          </table:table-cell>
          <table:table-cell office:value-type="float" office:value="1168.52" table:style-name="ce10">
            <text:p>1168.52</text:p>
          </table:table-cell>
          <table:table-cell office:value-type="float" office:value="81" table:style-name="ce74">
            <text:p>81</text:p>
          </table:table-cell>
          <table:table-cell office:value-type="float" office:value="80.2" table:style-name="ce75">
            <text:p>80.2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120" table:style-name="ce12">
            <text:p>2,120</text:p>
          </table:table-cell>
          <table:table-cell office:value-type="float" office:value="2055.46" table:style-name="ce12">
            <text:p>2,055</text:p>
          </table:table-cell>
          <table:table-cell office:value-type="float" office:value="21" table:style-name="ce49">
            <text:p>21</text:p>
          </table:table-cell>
          <table:table-cell office:value-type="float" office:value="21" table:style-name="ce50">
            <text:p>21</text:p>
          </table:table-cell>
          <table:table-cell office:value-type="string" table:style-name="ce51">
            <text:p>NIL</text:p>
          </table:table-cell>
          <table:table-cell office:value-type="string" table:style-name="ce5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22" table:style-name="ce13">
            <text:p>22</text:p>
          </table:table-cell>
          <table:table-cell office:value-type="float" office:value="22" table:style-name="ce13">
            <text:p>22</text:p>
          </table:table-cell>
          <table:table-cell office:value-type="float" office:value="2142" table:style-name="ce14">
            <text:p>2,142</text:p>
          </table:table-cell>
          <table:table-cell office:value-type="float" office:value="2077.46" table:style-name="ce14">
            <text:p>2,077</text:p>
          </table:table-cell>
          <table:table-cell office:value-type="currency" office:value="8444136.2699999996" table:style-name="ce15">
            <text:p>£8,444,136.27</text:p>
          </table:table-cell>
          <table:table-cell office:value-type="currency" office:value="39833.26" table:style-name="ce15">
            <text:p>£39,833.26</text:p>
          </table:table-cell>
          <table:table-cell office:value-type="string" table:style-name="ce69">
            <text:p>NIL</text:p>
          </table:table-cell>
          <table:table-cell office:value-type="currency" office:value="57245.55" table:style-name="ce15">
            <text:p>£57,245.55</text:p>
          </table:table-cell>
          <table:table-cell office:value-type="currency" office:value="1865218.46" table:style-name="ce15">
            <text:p>£1,865,218.46</text:p>
          </table:table-cell>
          <table:table-cell office:value-type="currency" office:value="778766.8" table:style-name="ce16">
            <text:p>£778,766.80</text:p>
          </table:table-cell>
          <table:table-cell office:value-type="currency" office:value="11185200.34" table:style-name="ce17">
            <text:p>£11,185,200.34</text:p>
          </table:table-cell>
          <table:table-cell office:value-type="currency" office:value="105659.45000000003" table:style-name="ce65">
            <text:p>£105,659.45</text:p>
          </table:table-cell>
          <table:table-cell office:value-type="currency" office:value="3996" table:style-name="ce16">
            <text:p>£3,996.00</text:p>
          </table:table-cell>
          <table:table-cell office:value-type="currency" office:value="109655.45000000003" table:style-name="ce19">
            <text:p>£109,655.45</text:p>
          </table:table-cell>
          <table:table-cell office:value-type="currency" office:value="11294855.789999999" table:style-name="ce20">
            <text:p>£11,294,855.79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4">
            <text:p>Executive Non-Departmental Public Body</text:p>
          </table:table-cell>
          <table:table-cell office:value-type="string" table:style-name="ce56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3">
            <text:p>Executive Non-Departmental Public Body</text:p>
          </table:table-cell>
          <table:table-cell office:value-type="string" table:style-name="ce57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68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16384" table:style-name="ce1"/>
        </table:table-row>
        <table:table-row table:number-rows-repeated="65059" table:style-name="ro6">
          <table:table-cell table:number-columns-repeated="15"/>
          <table:table-cell table:content-validation-name="val1" table:style-name="ce1"/>
          <table:table-cell table:content-validation-name="val1" table:style-name="ce1"/>
          <table:table-cell table:number-columns-repeated="16367"/>
        </table:table-row>
        <table:table-row table:number-rows-repeated="983043" table:style-name="ro6">
          <table:table-cell table:number-columns-repeated="16384"/>
        </table:table-row>
        <table:named-expressions>
          <table:named-range table:name="Print_Area" table:cell-range-address="Jan17.$A$1:Jan17.$AN$6" table:base-cell-address="Jan1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6-13T11:34:58Z</meta:creation-date>
    <dc:date>2017-06-13T11:35:09Z</dc:date>
  </office:meta>
</office:document-meta>
</file>